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e13a" officeooo:paragraph-rsid="0009e13a"/>
    </style:style>
    <style:style style:name="P2" style:family="paragraph" style:parent-style-name="Standard">
      <style:text-properties officeooo:rsid="000b4718" officeooo:paragraph-rsid="000b4718"/>
    </style:style>
    <style:style style:name="P3" style:family="paragraph" style:parent-style-name="Standard">
      <style:text-properties officeooo:rsid="000b4718" officeooo:paragraph-rsid="000bf07e"/>
    </style:style>
    <style:style style:name="P4" style:family="paragraph" style:parent-style-name="Standard" style:list-style-name="L1">
      <style:text-properties officeooo:rsid="000bf07e" officeooo:paragraph-rsid="000bf07e"/>
    </style:style>
    <style:style style:name="P5" style:family="paragraph" style:parent-style-name="Standard">
      <style:text-properties officeooo:rsid="000d3961" officeooo:paragraph-rsid="000d3961"/>
    </style:style>
    <style:style style:name="P6" style:family="paragraph" style:parent-style-name="Standard" style:list-style-name="L1">
      <style:text-properties officeooo:rsid="000d3961" officeooo:paragraph-rsid="000e1044"/>
    </style:style>
    <style:style style:name="P7" style:family="paragraph" style:parent-style-name="Standard">
      <style:text-properties officeooo:rsid="0009e13a" officeooo:paragraph-rsid="0009e13a" fo:background-color="#ffff00"/>
    </style:style>
    <style:style style:name="P8" style:family="paragraph" style:parent-style-name="Standard">
      <style:text-properties officeooo:rsid="0009e13a" officeooo:paragraph-rsid="00160297" fo:background-color="#ffff00"/>
    </style:style>
    <style:style style:name="P9" style:family="paragraph" style:parent-style-name="Standard" style:list-style-name="L1">
      <style:text-properties officeooo:rsid="000f6501" officeooo:paragraph-rsid="000f6501"/>
    </style:style>
    <style:style style:name="P10" style:family="paragraph" style:parent-style-name="Standard">
      <style:text-properties fo:font-weight="bold" officeooo:rsid="000f6501" officeooo:paragraph-rsid="000f6501" style:font-weight-asian="bold" style:font-weight-complex="bold"/>
    </style:style>
    <style:style style:name="P11" style:family="paragraph" style:parent-style-name="Standard">
      <style:text-properties fo:font-weight="bold" officeooo:rsid="000f6501" officeooo:paragraph-rsid="000f6501" fo:background-color="#ffff00" style:font-weight-asian="bold" style:font-weight-complex="bold"/>
    </style:style>
    <style:style style:name="P12" style:family="paragraph" style:parent-style-name="Standard">
      <style:text-properties fo:font-weight="normal" officeooo:rsid="000f6501" officeooo:paragraph-rsid="000f6501" style:font-weight-asian="normal" style:font-weight-complex="normal"/>
    </style:style>
    <style:style style:name="P13" style:family="paragraph" style:parent-style-name="Standard">
      <style:text-properties fo:font-weight="normal" officeooo:rsid="00145ea9" officeooo:paragraph-rsid="00145ea9" style:font-weight-asian="normal" style:font-weight-complex="normal"/>
    </style:style>
    <style:style style:name="P14" style:family="paragraph" style:parent-style-name="Standard">
      <style:text-properties fo:font-weight="normal" officeooo:rsid="00160297" officeooo:paragraph-rsid="00160297" style:font-weight-asian="normal" style:font-weight-complex="normal"/>
    </style:style>
    <style:style style:name="P15" style:family="paragraph" style:parent-style-name="Standard">
      <style:text-properties fo:font-weight="normal" officeooo:rsid="000f6501" officeooo:paragraph-rsid="000f6501" fo:background-color="#ffff00" style:font-weight-asian="normal" style:font-weight-complex="normal"/>
    </style:style>
    <style:style style:name="P16" style:family="paragraph" style:parent-style-name="Standard">
      <style:text-properties fo:font-weight="normal" officeooo:rsid="00160297" officeooo:paragraph-rsid="00160297" fo:background-color="#ffff00" style:font-weight-asian="normal" style:font-weight-complex="normal"/>
    </style:style>
    <style:style style:name="P17" style:family="paragraph" style:parent-style-name="Text_20_body">
      <style:text-properties officeooo:paragraph-rsid="000b4718"/>
    </style:style>
    <style:style style:name="T1" style:family="text">
      <style:text-properties officeooo:rsid="0009e13a"/>
    </style:style>
    <style:style style:name="T2" style:family="text">
      <style:text-properties officeooo:rsid="000a5dbc"/>
    </style:style>
    <style:style style:name="T3" style:family="text">
      <style:text-properties officeooo:rsid="000b4718"/>
    </style:style>
    <style:style style:name="T4" style:family="text">
      <style:text-properties officeooo:rsid="000bf07e"/>
    </style:style>
    <style:style style:name="T5" style:family="text">
      <style:text-properties officeooo:rsid="000d3961"/>
    </style:style>
    <style:style style:name="T6" style:family="text">
      <style:text-properties fo:background-color="#ffff00" loext:char-shading-value="0"/>
    </style:style>
    <style:style style:name="T7" style:family="text">
      <style:text-properties officeooo:rsid="00145ea9" fo:background-color="#ffff00" loext:char-shading-value="0"/>
    </style:style>
    <style:style style:name="T8" style:family="text">
      <style:text-properties officeooo:rsid="000e1044"/>
    </style:style>
    <style:style style:name="T9" style:family="text">
      <style:text-properties officeooo:rsid="000ee41b"/>
    </style:style>
    <style:style style:name="T10" style:family="text">
      <style:text-properties officeooo:rsid="000f6501"/>
    </style:style>
    <style:style style:name="T11" style:family="text">
      <style:text-properties officeooo:rsid="00110226"/>
    </style:style>
    <style:style style:name="T12" style:family="text">
      <style:text-properties officeooo:rsid="0013d1fa"/>
    </style:style>
    <style:style style:name="T13" style:family="text">
      <style:text-properties officeooo:rsid="00190fc7"/>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ABSTRACT</text:span>:</text:p>
      <text:p text:style-name="P1"/>
      <text:p text:style-name="P1"/>
      <text:p text:style-name="P17">In the following assignm<text:span text:style-name="T10">e</text:span>nt, we extend and augment upon the Leach Protocol and devise a new approach for communication in wireless sensor networks (WSN). This Wireless sensor network consists of various heterogeneous sensors, <text:span text:style-name="T1">all transmitting packets of different sizes, and sending packets at different time intervals with different frequencies. These sensors </text:span>monitor <text:span text:style-name="T1">some remote environmental </text:span>conditions. <text:span text:style-name="T2">We would attempt to refine the LEACH protocol in the setup phase and the steady state phase, so as to better the energy utilization of the nodes, equal distribution of the nodes in the clusters, account for the heterogeneous nature of the various sensors’ <text:s/>data and try to accommodate in a single protocol. </text:span></text:p>
      <text:p text:style-name="P2">INTRODUCTION:</text:p>
      <text:p text:style-name="P2"/>
      <text:p text:style-name="P3">The primary motive of the protocol would be to transmit the data from the various clusters, to the base station. For employing it, we would first refine the cluster formation algorithm (the Set-Up Phase), prioritizing equal number of nodes in each cluster, and assigning a cluster head judiciously. Then, we would attempt to refine the data-transfer(the Steady State phase), which would efficiently model a frame <text:span text:style-name="T4">and would minimize the waiting-time of transmission, between data of various nodes.</text:span></text:p>
      <text:p text:style-name="P3"/>
      <text:p text:style-name="P3"><text:span text:style-name="T4">ASSUMPTIONS:</text:span></text:p>
      <text:list xml:id="list5865295676876292258" text:style-name="L1">
        <text:list-header>
          <text:p text:style-name="P4">Since we are modifying LEACH protocol, we would be taking into account, the assumptions of the LEACH protocol.</text:p>
        </text:list-header>
        <text:list-item>
          <text:p text:style-name="P4">Every node has enough power for the transmission of the data to the base station(BS). <text:span text:style-name="T5">This is assumed because in case of an outlier node, there would a cluster comprising of that sole node only.</text:span></text:p>
        </text:list-item>
        <text:list-item>
          <text:p text:style-name="P4">The nodes can use power control to vary the amount of transmit power.</text:p>
        </text:list-item>
        <text:list-item>
          <text:p text:style-name="P6"><text:s/>The sensor nodes and the base station are <text:span text:style-name="T8">static</text:span>.</text:p>
        </text:list-item>
        <text:list-item>
          <text:p text:style-name="P6"><text:s/>Sensor nodes are randomly distributed in the monitoring area <text:span text:style-name="T8">and their distribution is neither too dense nor too sporadic</text:span>.</text:p>
        </text:list-item>
        <text:list-item>
          <text:p text:style-name="P6">All Nodes <text:span text:style-name="T8">have</text:span> <text:span text:style-name="T8">a </text:span>GPS system, <text:span text:style-name="T8">which would tell them their GPS coordinates</text:span>.</text:p>
        </text:list-item>
        <text:list-item>
          <text:p text:style-name="P6"><text:span text:style-name="T8">A</text:span>ll nodes have different energy level, <text:span text:style-name="T8">initially</text:span>.</text:p>
        </text:list-item>
        <text:list-item>
          <text:p text:style-name="P9">Number of clusters to be formed and the number of nodes in each is constant and is predetermined.</text:p>
          <text:p text:style-name="P6"/>
          <text:p text:style-name="P4"/>
        </text:list-item>
      </text:list>
      <text:p text:style-name="P5">MODIFIED LEACH PROTOCOL :</text:p>
      <text:p text:style-name="P5"/>
      <text:p text:style-name="P5">In <text:span text:style-name="T8">the </text:span>leach <text:span text:style-name="T8">protocol, </text:span>CH is distributed randomly <text:span text:style-name="T8">and thus might </text:span>results in the random load node distribution <text:span text:style-name="T8">(A cluster may have </text:span>large number of nodes <text:span text:style-name="T8">as compared to other clusters).</text:span> <text:span text:style-name="T8">We also want to keep the energy of all the nodes within a cluster approximately same and hence try to achieve </text:span>greater lifetime <text:span text:style-name="T8">of the nodes</text:span>. <text:span text:style-name="T8">Apart from the energy considerations, we also focus on frame formation such that each node sends data in a periodic fashion and hence can be put to sleep during inactive time to save energy.</text:span> <text:span text:style-name="T8">To further explain the working of </text:span>the network, we assume that the WSN has the following <text:span text:style-name="T9">three phases</text:span>:</text:p>
      <text:p text:style-name="P5"><text:span text:style-name="T12">1</text:span>) Set-up Phase (CH Formation and reformation)</text:p>
      <text:p text:style-name="P5"><text:span text:style-name="T12">2</text:span>) Steady State Phase</text:p>
      <text:p text:style-name="P5"><text:soft-page-break/></text:p>
      <text:p text:style-name="P10">1) <text:span text:style-name="T12">SET-UP</text:span> PHASE<text:span text:style-name="T12">(CH Formation and Reformation)</text:span>:</text:p>
      <text:p text:style-name="P12">There are approximately equal number of nodes in each cluster. In this phase, every</text:p>
      <text:p text:style-name="P12">node will send their <text:span text:style-name="T11">coordinates</text:span> to the BS using the GPS system. BS will divide the area in <text:span text:style-name="T11">circular clusters</text:span>, same as <text:span text:style-name="T11">the </text:span>number of the predetermined CH numbers. <text:span text:style-name="T11">There could be a scenario, in which some of the clusters made, would not entail the predetermined number of nodes. So, for deploying equal number of nodes in the cluster, we would employ a center based technique, which would help us in assigning a CH also. We would compute the average X coordinate and average Y coordinate in the cluster. The AVG(x,y) would be the centroid of the given cluster. Now, if there is a dilemma regarding which cluster a node should go into, then the node would be a part of a cluster, whose distance from the AVG(x,y) is lesser. For assigning the CH also, we would take into account the node’s distance from the AVG(x,y) of the cluster(for good reachability) and the node’s usable power. Nodes having lesser distance from AVG(x,y) and have comparatively higher power levels would be given higher priority for becoming the CH.</text:span></text:p>
      <text:p text:style-name="P12"/>
      <text:p text:style-name="P10">2) S<text:span text:style-name="T13">teady-state phase</text:span></text:p>
      <text:p text:style-name="P10"/>
      <text:p text:style-name="P10"/>
      <text:p text:style-name="P13">Once clusters are well formed and CH is selected, each node sends its data in the given TDM time slots. All nodes send the data once in a round. The order is dependent on the generation time of data from each node.</text:p>
      <text:p text:style-name="P14">Randomize cluster head: Once head is selected, select packet from every node once in a period.</text:p>
      <text:p text:style-name="P14">Different frequency: find the number of nodes in CH. TDM used period. Each node sends data only once in a given round. Min. time of round=Max. Time of a node in a given cluster. Let the data sent from the node be in sorted order of their times. Allot the longest time first in the TDM frame. Prioritize in descending order in time. If unavailable, check at higher time. The amount of time required would be equal to the amount of data.</text:p>
      <text:p text:style-name="P16"/>
      <text:p text:style-name="P1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3:10:28.876376841</meta:creation-date>
    <dc:date>2017-03-07T02:38:41.780342565</dc:date>
    <meta:editing-duration>PT8M8S</meta:editing-duration>
    <meta:editing-cycles>4</meta:editing-cycles>
    <meta:generator>LibreOffice/5.1.6.2$Linux_X86_64 LibreOffice_project/10m0$Build-2</meta:generator>
    <meta:document-statistic meta:table-count="0" meta:image-count="0" meta:object-count="0" meta:page-count="2" meta:paragraph-count="26" meta:word-count="795" meta:character-count="4639" meta:non-whitespace-character-count="3874"/>
  </office:meta>
</office:document-meta>
</file>